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ＭＳ 明朝" svg:font-family="'ＭＳ 明朝'" style:font-family-generic="roman"/>
    <style:font-face style:name="MS  Pゴシック" svg:font-family="'MS  Pゴシック'" style:font-family-generic="swiss"/>
    <style:font-face style:name="メイリオ2" svg:font-family="メイリオ" style:font-pitch="variable"/>
    <style:font-face style:name="Liberation Serif1" svg:font-family="'Liberation Serif'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ゴシック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MS  Pゴシック1" svg:font-family="'MS  Pゴシック'" style:font-family-generic="swiss" style:font-pitch="variable"/>
    <style:font-face style:name="ＭＳ Ｐ明朝2" svg:font-family="'ＭＳ Ｐ明朝'" style:font-family-generic="swiss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_3f__3f_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fo:break-before="page"/>
      <style:text-properties fo:color="#000000" style:text-outline="false" style:text-line-through-style="none" style:text-line-through-type="none" style:font-name="メイリオ1" fo:font-size="10.5pt" fo:font-style="normal" fo:text-shadow="none" style:text-underline-style="none" fo:font-weight="bold" officeooo:rsid="000f9db4" officeooo:paragraph-rsid="0002bdb3" style:letter-kerning="true" style:font-name-asian="ＭＳ Ｐゴシック" style:font-size-asian="10.5pt" style:language-asian="ja" style:country-asian="JP" style:font-style-asian="normal" style:font-weight-asian="bold" style:font-size-complex="10.5pt" style:font-style-complex="normal" style:font-weight-complex="bold" style:text-emphasize="non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0.388cm" fo:text-align="start" style:justify-single-word="false" fo:text-indent="0cm" style:auto-text-indent="false"/>
      <style:text-properties fo:color="#000000" style:text-outline="false" style:text-line-through-style="none" style:text-line-through-type="none" style:font-name="メイリオ1" fo:font-size="10.5pt" fo:font-style="normal" fo:text-shadow="none" style:text-underline-style="none" fo:font-weight="bold" officeooo:rsid="000f9db4" officeooo:paragraph-rsid="0002bdb3" style:letter-kerning="true" style:font-name-asian="メイリオ2" style:font-size-asian="10.5pt" style:language-asian="ja" style:country-asian="JP" style:font-style-asian="normal" style:font-weight-asian="bold" style:font-size-complex="10.5pt" style:font-style-complex="normal" style:font-weight-complex="bold" style:text-emphasize="none"/>
    </style:style>
    <style:style style:name="P3" style:family="paragraph" style:parent-style-name="Standard">
      <style:paragraph-properties fo:line-height="100%" fo:text-align="end" style:justify-single-word="false"/>
      <style:text-properties style:font-name="メイリオ1" fo:font-size="13pt" fo:font-style="normal" fo:font-weight="bold" officeooo:rsid="000f9db4" officeooo:paragraph-rsid="0002bdb3" style:font-name-asian="メイリオ1" style:font-size-asian="13pt" style:language-asian="ja" style:country-asian="JP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officeooo:paragraph-rsid="0002bdb3" style:font-name-asian="ＭＳ 明朝" style:font-size-asian="20pt" style:language-asian="ja" style:country-asian="JP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officeooo:rsid="017a0df9" officeooo:paragraph-rsid="0002bdb3" style:font-name-asian="ＭＳ 明朝" style:font-size-asian="20pt" style:language-asian="ja" style:country-asian="JP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paragraph-rsid="0002bdb3" style:font-name-asian="ＭＳ 明朝" style:font-size-asian="20pt" style:language-asian="ja" style:country-asian="JP" style:font-weight-asian="bold" style:font-size-complex="20pt" style:font-weight-complex="bold"/>
    </style:style>
    <style:style style:name="P7" style:family="paragraph" style:parent-style-name="Standard">
      <style:paragraph-properties fo:text-align="end" style:justify-single-word="false"/>
      <style:text-properties officeooo:paragraph-rsid="0002bdb3" style:language-asian="ja" style:country-asian="JP"/>
    </style:style>
    <style:style style:name="P8" style:family="paragraph" style:parent-style-name="Standard">
      <style:text-properties officeooo:paragraph-rsid="0002bdb3" style:language-asian="ja" style:country-asian="JP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Standard" style:master-page-name="First_20_Page">
      <style:paragraph-properties fo:text-align="start" style:justify-single-word="false" style:page-number="auto"/>
      <style:text-properties fo:font-size="12pt" officeooo:paragraph-rsid="0002bdb3" style:font-name-asian="ＭＳ 明朝" style:font-size-asian="12pt" style:language-asian="ja" style:country-asian="JP" style:font-size-complex="12pt"/>
    </style:style>
    <style:style style:name="P11" style:family="paragraph" style:parent-style-name="Standard" style:master-page-name="Standard">
      <style:paragraph-properties fo:line-height="0.388cm" fo:text-align="start" style:justify-single-word="false" style:page-number="1" fo:break-before="page"/>
      <style:text-properties style:font-name="メイリオ1" fo:font-size="10.5pt" fo:font-style="normal" fo:font-weight="bold" officeooo:rsid="000f9db4" officeooo:paragraph-rsid="0002bdb3" style:font-name-asian="メイリオ2" style:font-size-asian="10.5pt" style:language-asian="ja" style:country-asian="JP" style:font-style-asian="normal" style:font-weight-asian="bold" style:font-size-complex="10.5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388cm" fo:text-align="start" style:justify-single-word="false" fo:text-indent="0cm" style:auto-text-indent="false"/>
      <style:text-properties fo:color="#000000" style:text-outline="false" style:text-line-through-style="none" style:text-line-through-type="none" style:font-name="メイリオ1" fo:font-size="9pt" fo:font-style="normal" fo:text-shadow="none" style:text-underline-style="none" fo:font-weight="normal" officeooo:rsid="010f2016" officeooo:paragraph-rsid="000da175" style:letter-kerning="true" style:font-name-asian="メイリオ2" style:font-size-asian="9pt" style:language-asian="ja" style:country-asian="JP" style:font-style-asian="normal" style:font-weight-asian="normal" style:font-size-complex="9pt" style:font-style-complex="normal" style:font-weight-complex="normal" style:text-emphasize="none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88cm" fo:text-align="start" style:justify-single-word="false" fo:text-indent="0cm" style:auto-text-indent="false"/>
      <style:text-properties fo:color="#000000" style:text-outline="false" style:text-line-through-style="none" style:text-line-through-type="none" style:font-name="メイリオ1" fo:font-size="9pt" fo:font-style="normal" fo:text-shadow="none" style:text-underline-style="none" fo:font-weight="normal" officeooo:rsid="010f2016" officeooo:paragraph-rsid="000f6282" style:letter-kerning="true" style:font-name-asian="メイリオ2" style:font-size-asian="9pt" style:language-asian="ja" style:country-asian="JP" style:font-style-asian="normal" style:font-weight-asian="normal" style:font-size-complex="9pt" style:font-style-complex="normal" style:font-weight-complex="normal" style:text-emphasize="none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388cm" fo:text-align="start" style:justify-single-word="false" fo:text-indent="0cm" style:auto-text-indent="false"/>
      <style:text-properties fo:color="#000000" style:text-outline="false" style:text-line-through-style="none" style:text-line-through-type="none" style:font-name="メイリオ1" fo:font-size="10.5pt" fo:font-style="normal" fo:text-shadow="none" style:text-underline-style="none" fo:font-weight="bold" officeooo:rsid="000f9db4" officeooo:paragraph-rsid="0002bdb3" style:letter-kerning="true" style:font-name-asian="メイリオ2" style:font-size-asian="10.5pt" style:language-asian="ja" style:country-asian="JP" style:font-style-asian="normal" style:font-weight-asian="bold" style:font-size-complex="10.5pt" style:font-style-complex="normal" style:font-weight-complex="bold" style:text-emphasize="none"/>
    </style:style>
    <style:style style:name="P15" style:family="paragraph" style:parent-style-name="Standard">
      <style:paragraph-properties fo:line-height="100%" fo:text-align="end" style:justify-single-word="false"/>
      <style:text-properties style:font-name="メイリオ1" fo:font-size="13pt" fo:font-style="normal" fo:font-weight="bold" officeooo:rsid="000f9db4" officeooo:paragraph-rsid="0002bdb3" style:font-name-asian="メイリオ1" style:font-size-asian="13pt" style:language-asian="ja" style:country-asian="JP" style:font-style-asian="normal" style:font-weight-asian="bold" style:font-size-complex="13pt" style:font-style-complex="normal" style:font-weight-complex="bold"/>
    </style:style>
    <style:style style:name="P16" style:family="paragraph">
      <style:text-properties style:font-name="ＭＳ Ｐゴシック" fo:font-size="10pt" style:font-name-asian="ＭＳ Ｐゴシック" style:font-size-asian="10pt" style:font-size-complex="10pt"/>
    </style:style>
    <style:style style:name="P17" style:family="paragraph">
      <style:paragraph-properties fo:text-align="center"/>
    </style:style>
    <style:style style:name="P18" style:family="paragraph">
      <style:text-properties style:font-name="MS  Pゴシック" fo:font-size="9pt" style:font-name-asian="MS  Pゴシック" style:font-size-asian="9pt" style:font-size-complex="9pt"/>
    </style:style>
    <style:style style:name="P19" style:family="paragraph">
      <style:paragraph-properties fo:text-align="center"/>
      <style:text-properties fo:font-size="9pt" style:font-name-asian="ＭＳ Ｐゴシック" style:font-size-asian="9pt" style:font-size-complex="9pt"/>
    </style:style>
    <style:style style:name="P20" style:family="paragraph">
      <style:paragraph-properties fo:text-align="center"/>
      <style:text-properties style:font-name="MS  Pゴシック" fo:font-size="9pt" style:font-name-asian="MS  Pゴシック" style:font-size-asian="9pt" style:font-size-complex="9pt"/>
    </style:style>
    <style:style style:name="P21" style:family="paragraph">
      <style:paragraph-properties fo:text-align="center"/>
      <style:text-properties style:font-name="ＭＳ Ｐゴシック" fo:font-size="9pt" style:font-name-asian="ＭＳ Ｐゴシック" style:font-size-asian="9pt" style:font-size-complex="9pt"/>
    </style:style>
    <style:style style:name="P22" style:family="paragraph">
      <style:paragraph-properties fo:text-align="center"/>
      <style:text-properties style:font-name="ＭＳ Ｐゴシック" fo:font-size="10pt" style:font-name-asian="ＭＳ Ｐゴシック" style:font-size-asian="10pt" style:font-size-complex="10pt"/>
    </style:style>
    <style:style style:name="T1" style:family="text">
      <style:text-properties fo:font-size="9pt" fo:font-weight="normal" officeooo:rsid="010f2016" style:font-size-asian="9pt" style:font-weight-asian="normal" style:font-size-complex="9pt" style:font-weight-complex="normal"/>
    </style:style>
    <style:style style:name="T2" style:family="text">
      <style:text-properties fo:font-size="9pt" fo:font-weight="normal" officeooo:rsid="0002cf3a" style:font-size-asian="9pt" style:font-weight-asian="normal" style:font-size-complex="9pt" style:font-weight-complex="normal"/>
    </style:style>
    <style:style style:name="T3" style:family="text">
      <style:text-properties officeooo:rsid="010f2016"/>
    </style:style>
    <style:style style:name="T4" style:family="text">
      <style:text-properties style:font-name="ＭＳ Ｐゴシック" fo:font-size="10pt" style:font-name-asian="ＭＳ Ｐゴシック" style:font-size-asian="10pt" style:font-size-complex="10pt"/>
    </style:style>
    <style:style style:name="T5" style:family="text">
      <style:text-properties style:font-name="MS  Pゴシック" fo:font-size="9pt" style:font-name-asian="MS  Pゴシック" style:font-size-asian="9pt" style:font-size-complex="9pt"/>
    </style:style>
    <style:style style:name="T6" style:family="text">
      <style:text-properties fo:font-size="9pt" style:font-name-asian="ＭＳ Ｐゴシック" style:font-size-asian="9pt" style:font-size-complex="9pt"/>
    </style:style>
    <style:style style:name="T7" style:family="text">
      <style:text-properties style:font-name="ＭＳ Ｐゴシック" fo:font-size="9pt" style:font-name-asian="ＭＳ Ｐゴシック" style:font-size-asian="9pt" style:font-size-complex="9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marker-end="Arrow" draw:fill="none" draw:fill-color="#ffffff" fo:min-height="14.554cm" style:run-through="foreground"/>
    </style:style>
    <style:style style:name="gr3" style:family="graphic">
      <style:graphic-properties svg:stroke-color="#000000" draw:marker-end="Arrow" draw:marker-end-width="0.3cm" draw:fill="solid" draw:fill-color="#ffffff" draw:textarea-horizontal-align="center" draw:textarea-vertical-align="middle" style:run-through="foreground"/>
    </style:style>
    <style:style style:name="gr4" style:family="graphic">
      <style:graphic-properties svg:stroke-color="#000000" draw:fill="solid" draw:fill-color="#ffffff" draw:textarea-horizontal-align="center" draw:textarea-vertical-align="middle" style:run-through="foreground"/>
    </style:style>
    <style:style style:name="gr5" style:family="graphic">
      <style:graphic-properties svg:stroke-color="#000000" draw:fill="solid" draw:fill-color="#ffffff" draw:textarea-horizontal-align="justify" draw:textarea-vertical-align="middle" draw:auto-grow-height="false" fo:min-height="0.885cm" fo:min-width="0.885cm" style:run-through="foreground"/>
    </style:style>
    <style:style style:name="gr6" style:family="graphic">
      <style:graphic-properties svg:stroke-color="#000000" draw:fill="solid" draw:fill-color="#ffffff" draw:textarea-horizontal-align="justify" draw:textarea-vertical-align="middle" draw:auto-grow-height="false" fo:min-height="1.247cm" fo:min-width="5.491cm" style:run-through="foreground"/>
    </style:style>
    <style:style style:name="gr7" style:family="graphic">
      <style:graphic-properties draw:stroke="none" svg:stroke-color="#000000" draw:fill="none" draw:fill-color="#ffffff" fo:min-height="0.422cm" style:run-through="foreground"/>
    </style:style>
    <style:style style:name="gr8" style:family="graphic">
      <style:graphic-properties svg:stroke-color="#000000" draw:fill="solid" draw:fill-color="#ffffff" draw:textarea-horizontal-align="justify" draw:textarea-vertical-align="middle" draw:auto-grow-height="false" fo:min-height="1.247cm" fo:min-width="5.99cm" style:run-through="foreground"/>
    </style:style>
    <style:style style:name="gr9" style:family="graphic">
      <style:graphic-properties svg:stroke-color="#000000" draw:fill="solid" draw:fill-color="#ffffff" draw:textarea-horizontal-align="justify" draw:textarea-vertical-align="middle" draw:auto-grow-height="false" fo:min-height="0.7cm" fo:min-width="3.078cm" style:run-through="foreground"/>
    </style:style>
    <style:style style:name="gr10" style:family="graphic">
      <style:graphic-properties style:run-through="foreground" style:vertical-pos="middle" style:vertical-rel="baseline" style:horizontal-pos="from-left" style:horizontal-rel="paragraph"/>
    </style:style>
    <style:style style:name="gr11" style:family="graphic">
      <style:graphic-properties svg:stroke-color="#000000" draw:fill="solid" draw:fill-color="#ffffff" draw:textarea-horizontal-align="justify" draw:textarea-vertical-align="middle" draw:auto-grow-height="false" fo:min-height="1.748cm" fo:min-width="7.488cm" style:run-through="foreground"/>
    </style:style>
    <style:style style:name="gr12" style:family="graphic">
      <style:graphic-properties svg:stroke-color="#000000" draw:fill="solid" draw:fill-color="#ffffff" draw:textarea-horizontal-align="justify" draw:textarea-vertical-align="middle" draw:auto-grow-height="false" fo:min-height="1.247cm" fo:min-width="7.488cm" style:run-through="foreground"/>
    </style:style>
    <style:style style:name="gr13" style:family="graphic">
      <style:graphic-properties svg:stroke-color="#000000" draw:fill="solid" draw:fill-color="#ffffff" draw:textarea-horizontal-align="justify" draw:textarea-vertical-align="middle" draw:auto-grow-height="false" fo:min-height="0.803cm" fo:min-width="6.74cm" style:run-through="foreground"/>
    </style:style>
    <style:style style:name="gr14" style:family="graphic">
      <style:graphic-properties draw:stroke="none" svg:stroke-color="#000000" draw:fill="none" draw:fill-color="#ffffff" fo:min-height="0.827cm" style:run-through="foreground"/>
    </style:style>
    <style:style style:name="gr15" style:family="graphic">
      <style:graphic-properties style:run-through="foreground" style:vertical-pos="from-top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22.975cm" style:run-through="foreground"/>
    </style:style>
    <style:style style:name="gr17" style:family="graphic">
      <style:graphic-properties svg:stroke-color="#000000" draw:fill="solid" draw:fill-color="#ffffff" draw:textarea-horizontal-align="justify" draw:textarea-vertical-align="middle" draw:auto-grow-height="false" fo:min-height="1.323cm" fo:min-width="5.034cm" style:run-through="foreground"/>
    </style:style>
    <style:style style:name="gr18" style:family="graphic">
      <style:graphic-properties svg:stroke-color="#000000" draw:fill="solid" draw:fill-color="#ffffff" draw:textarea-horizontal-align="justify" draw:textarea-vertical-align="middle" draw:auto-grow-height="false" fo:min-height="0.998cm" fo:min-width="5.532cm" style:run-through="foreground"/>
    </style:style>
    <style:style style:name="gr19" style:family="graphic">
      <style:graphic-properties svg:stroke-color="#000000" draw:fill="solid" draw:fill-color="#ffffff" draw:textarea-horizontal-align="justify" draw:textarea-vertical-align="middle" draw:auto-grow-height="false" fo:min-height="0.884cm" fo:min-width="0.884cm" style:run-through="foreground"/>
    </style:style>
    <style:style style:name="gr20" style:family="graphic">
      <style:graphic-properties svg:stroke-color="#000000" draw:fill="solid" draw:fill-color="#ffffff" draw:textarea-horizontal-align="justify" draw:textarea-vertical-align="middle" draw:auto-grow-height="false" fo:min-height="0.803cm" fo:min-width="5.741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4"/>
      <text:p text:style-name="P4"/>
      <text:p text:style-name="P4"/>
      <text:p text:style-name="P4"/>
      <text:p text:style-name="P4"/>
      <text:p text:style-name="P4"/>
      <text:p text:style-name="P6">ボルグシステム</text:p>
      <text:p text:style-name="P5">createTag受発注画面</text:p>
      <text:p text:style-name="P5">関数　フローチャート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3">株式会社デジタルデザインシンク</text:p>
      <text:p text:style-name="P3"/>
      <text:p text:style-name="P11">１．関数<text:span text:style-name="T3">設計フローチャート</text:span></text:p>
      <text:p text:style-name="P2">　関数<text:span text:style-name="T1">の構造をフローチャートで示します</text:span></text:p>
      <text:p text:style-name="P2"><text:span text:style-name="T1">ファイル名：</text:span><text:span text:style-name="T2">function.js</text:span></text:p>
      <text:p text:style-name="P12"/>
      <text:p text:style-name="P12"/>
      <text:p text:style-name="P13"><draw:g text:anchor-type="as-char" svg:y="-1.072cm" draw:z-index="5" draw:style-name="gr15"><draw:frame draw:style-name="gr16" draw:text-style-name="P16" svg:width="6.226cm" svg:height="22.975cm" svg:x="0cm" svg:y="0.429cm"><draw:text-box><text:p><text:span text:style-name="T4">Fig1</text:span></text:p><text:p><text:span text:style-name="T4">関数名：</text:span><text:span text:style-name="T4">createDialog</text:span></text:p><text:p><text:span text:style-name="T4">概要：ダイアログを作る</text:span></text:p><text:p><text:span text:style-name="T4">引数：</text:span></text:p><text:p><text:span text:style-name="T4">DialogName:</text:span></text:p><text:p><text:span text:style-name="T4"><text:s text:c="2"/></text:span><text:span text:style-name="T4">ダイアログのセレクタ名</text:span></text:p><text:p><text:span text:style-name="T4">OpenButton :</text:span></text:p><text:p><text:span text:style-name="T4"><text:s/></text:span><text:span text:style-name="T4">ダイアログを開くためのボタン</text:span></text:p><text:p><text:span text:style-name="T4">戻り値：なし</text:span></text:p><text:p><text:span text:style-name="T4"/></text:p><text:p><text:span text:style-name="T4">ファイル名：</text:span><text:span text:style-name="T4">function.js</text:span></text:p><text:p><text:span text:style-name="T4">作成日：</text:span><text:span text:style-name="T4">2015.01.14</text:span></text:p><text:p><text:span text:style-name="T4">設計者：</text:span><text:span text:style-name="T4">T.Yamamoto</text:span></text:p><text:p><text:span text:style-name="T4">作成者：</text:span><text:span text:style-name="T4">T.Yamamoto</text:span></text:p><text:p><text:span text:style-name="T4"/></text:p><text:p><text:span text:style-name="T4">パラメータ</text:span></text:p><text:p><text:span text:style-name="T4">ダイアログの設定</text:span></text:p><text:p><text:span text:style-name="T4">・自動で開かない</text:span></text:p><text:p><text:span text:style-name="T4">・ダイアログの幅：</text:span><text:span text:style-name="T4">320</text:span></text:p><text:p><text:span text:style-name="T4">・表示時のエフェクト：</text:span><text:span text:style-name="T4">fade</text:span></text:p><text:p><text:span text:style-name="T4">・非表示時のエフェクト：</text:span><text:span text:style-name="T4">fade</text:span></text:p><text:p><text:span text:style-name="T4">・モーダル化する</text:span></text:p></draw:text-box></draw:frame><draw:line draw:style-name="gr3" draw:text-style-name="P17" svg:x1="10.689cm" svg:y1="1.513cm" svg:x2="10.689cm" svg:y2="2.582cm"><text:p/></draw:line><draw:custom-shape draw:style-name="gr17" draw:text-style-name="P21" svg:width="5.035cm" svg:height="1.324cm" svg:x="8.169cm" svg:y="2.63cm"><text:p text:style-name="P17"><text:span text:style-name="T7">第一引数の要素に対して</text:span></text:p><text:p text:style-name="P17"><text:span text:style-name="T7">ダイアログの設定をする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8" draw:text-style-name="P22" svg:width="5.532cm" svg:height="0.999cm" svg:x="7.929cm" svg:y="6.948cm"><text:p text:style-name="P17"><text:span text:style-name="T7">第一引数の要素をダイアログとして開く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7" svg:x1="10.716cm" svg:y1="3.954cm" svg:x2="10.716cm" svg:y2="4.952cm"><text:p/></draw:line><draw:line draw:style-name="gr3" draw:text-style-name="P17" svg:x1="10.693cm" svg:y1="5.993cm" svg:x2="10.693cm" svg:y2="6.949cm"><text:p/></draw:line><draw:line draw:style-name="gr4" draw:text-style-name="P17" svg:x1="6.225cm" svg:y1="0cm" svg:x2="6.237cm" svg:y2="23.753cm"><text:p/></draw:line><draw:custom-shape draw:style-name="gr19" draw:text-style-name="P17" svg:width="1.248cm" svg:height="1.248cm" svg:x="9.978cm" svg:y="0.21cm"><text:p text:style-name="P17">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19" svg:width="5.74cm" svg:height="0.999cm" svg:x="7.982cm" svg:y="4.951cm"><text:p text:style-name="P17"><text:span text:style-name="T6">第二引数の要素がクリックされた</text:span>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line draw:style-name="gr3" draw:text-style-name="P17" svg:x1="10.693cm" svg:y1="7.99cm" svg:x2="10.693cm" svg:y2="8.946cm"><text:p/></draw:line><draw:custom-shape draw:style-name="gr18" draw:text-style-name="P22" svg:width="5.532cm" svg:height="0.999cm" svg:x="7.982cm" svg:y="10.941cm"><text:p text:style-name="P17"><text:span text:style-name="T7">ダイアログを閉じ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7" svg:x1="10.746cm" svg:y1="9.985cm" svg:x2="10.746cm" svg:y2="10.941cm"><text:p/></draw:line><draw:custom-shape draw:style-name="gr20" draw:text-style-name="P19" svg:width="5.74cm" svg:height="0.999cm" svg:x="8.035cm" svg:y="8.945cm"><text:p text:style-name="P17"><text:span text:style-name="T6">ダイアログ内の</text:span><text:span text:style-name="T6">OK</text:span><text:span text:style-name="T6">ボタンがクリックされた</text:span>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line draw:style-name="gr3" draw:text-style-name="P17" svg:x1="10.746cm" svg:y1="11.982cm" svg:x2="10.746cm" svg:y2="12.938cm"><text:p/></draw:line><draw:custom-shape draw:style-name="gr19" draw:text-style-name="P17" svg:width="1.248cm" svg:height="1.248cm" svg:x="10.227cm" svg:y="12.94cm"><text:p text:style-name="P17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"><draw:g text:anchor-type="as-char" draw:z-index="0" draw:style-name="gr1"><draw:frame draw:style-name="gr2" draw:text-style-name="P16" svg:width="6.845cm" svg:height="14.555cm" svg:x="0cm" svg:y="0.22cm"><draw:text-box><text:p><text:span text:style-name="T4">Fig2</text:span></text:p><text:p><text:span text:style-name="T4">関数名：</text:span><text:span text:style-name="T4">setOptionValue</text:span></text:p><text:p><text:span text:style-name="T4">概要：</text:span></text:p><text:p><text:span text:style-name="T4">option</text:span><text:span text:style-name="T4">タグの</text:span><text:span text:style-name="T4">value</text:span><text:span text:style-name="T4">属性に値を入れる</text:span></text:p><text:p><text:span text:style-name="T4">引数：なし</text:span></text:p><text:p><text:span text:style-name="T4">戻り値：なし</text:span></text:p><text:p><text:span text:style-name="T4"/></text:p><text:p><text:span text:style-name="T4"/></text:p><text:p><text:span text:style-name="T4"/></text:p><text:p><text:span text:style-name="T4"/></text:p><text:p><text:span text:style-name="T4">ファイル名：</text:span><text:span text:style-name="T4">function.js</text:span></text:p><text:p><text:span text:style-name="T4">作成日：</text:span><text:span text:style-name="T4">2015.01.16</text:span></text:p><text:p><text:span text:style-name="T4">設計者：</text:span><text:span text:style-name="T4">T.Yamamoto</text:span></text:p><text:p><text:span text:style-name="T4">作成者：</text:span><text:span text:style-name="T4">T.Yamamoto</text:span></text:p><text:p><text:span text:style-name="T4"/></text:p><text:p><text:span text:style-name="T4">パラメータ</text:span></text:p><text:p><text:span text:style-name="T4">var selectValue:</text:span></text:p><text:p><text:span text:style-name="T4">option</text:span><text:span text:style-name="T4">タグの内の文字列を値とする</text:span></text:p><text:p><text:span text:style-name="T4"/></text:p></draw:text-box></draw:frame><draw:line draw:style-name="gr3" draw:text-style-name="P17" svg:x1="10.228cm" svg:y1="1.249cm" svg:x2="10.228cm" svg:y2="2.38cm"><text:p/></draw:line><draw:line draw:style-name="gr4" draw:text-style-name="P17" svg:x1="6.678cm" svg:y1="0.009cm" svg:x2="6.678cm" svg:y2="25.201cm"><text:p/></draw:line><draw:custom-shape draw:style-name="gr5" draw:text-style-name="P17" svg:width="1.25cm" svg:height="1.25cm" svg:x="9.479cm" svg:y="0cm"><text:p text:style-name="P17">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svg:width="5.492cm" svg:height="1.248cm" svg:x="7.731cm" svg:y="2.483cm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7" draw:text-style-name="P18" svg:width="2.996cm" svg:height="0.422cm" svg:x="8.98cm" svg:y="2.993cm"><draw:text-box><text:p><text:span text:style-name="T5">option</text:span><text:span text:style-name="T5">タグを走査する</text:span></text:p></draw:text-box></draw:frame><draw:line draw:style-name="gr3" draw:text-style-name="P17" svg:x1="10.228cm" svg:y1="3.743cm" svg:x2="10.228cm" svg:y2="4.874cm"><text:p/></draw:line><draw:custom-shape draw:style-name="gr8" draw:text-style-name="P19" svg:width="5.991cm" svg:height="1.248cm" svg:x="7.731cm" svg:y="4.992cm"><text:p text:style-name="P17"><text:span text:style-name="T6">走査中の</text:span><text:span text:style-name="T6">option</text:span><text:span text:style-name="T6">タグ内の文字列を</text:span></text:p><text:p text:style-name="P17"><text:span text:style-name="T6">変数</text:span><text:span text:style-name="T6">selectValue</text:span><text:span text:style-name="T6">に入れ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7" svg:x1="10.228cm" svg:y1="6.239cm" svg:x2="10.228cm" svg:y2="7.37cm"><text:p/></draw:line><draw:custom-shape draw:style-name="gr8" draw:text-style-name="P20" svg:width="5.991cm" svg:height="1.248cm" svg:x="7.731cm" svg:y="7.488cm"><text:p text:style-name="P17"><text:span text:style-name="T5">取得した文字列を</text:span><text:span text:style-name="T5">option</text:span><text:span text:style-name="T5">タグの</text:span></text:p><text:p text:style-name="P17"><text:span text:style-name="T5">value</text:span><text:span text:style-name="T5">属性に設定す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7" svg:x1="10.228cm" svg:y1="8.735cm" svg:x2="10.228cm" svg:y2="9.866cm"><text:p/></draw:line><draw:custom-shape draw:style-name="gr9" draw:text-style-name="P19" svg:width="5.492cm" svg:height="1.248cm" svg:x="7.731cm" svg:y="9.984cm"><text:p text:style-name="P17"><text:span text:style-name="T6">ループの終わり</text:span></text:p>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17" svg:x1="10.228cm" svg:y1="11.232cm" svg:x2="10.228cm" svg:y2="12.363cm"><text:p/></draw:line><draw:custom-shape draw:style-name="gr5" draw:text-style-name="P17" svg:width="1.25cm" svg:height="1.25cm" svg:x="9.728cm" svg:y="12.478cm"><text:p text:style-name="P17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"><draw:g text:anchor-type="as-char" draw:z-index="1" draw:style-name="gr10"><draw:frame draw:style-name="gr2" draw:text-style-name="P16" svg:width="6.845cm" svg:height="14.555cm" svg:x="0cm" svg:y="0.219cm"><draw:text-box><text:p><text:span text:style-name="T4">Fig3</text:span></text:p><text:p><text:span text:style-name="T4">関数名：</text:span><text:span text:style-name="T4">setAddButtonLink</text:span></text:p><text:p><text:span text:style-name="T4">概要：追加ボタンの</text:span><text:span text:style-name="T4">href</text:span><text:span text:style-name="T4">属性をセットする</text:span></text:p><text:p><text:span text:style-name="T4">引数：</text:span></text:p><text:p><text:span text:style-name="T4">selector</text:span><text:span text:style-name="T4"><text:tab/></text:span><text:span text:style-name="T4">: addbutton</text:span><text:span text:style-name="T4">があるセレクター名</text:span></text:p><text:p><text:span text:style-name="T4">link <text:s/></text:span><text:span text:style-name="T4"><text:tab/></text:span><text:span text:style-name="T4"><text:tab/></text:span><text:span text:style-name="T4">: href</text:span><text:span text:style-name="T4">属性の値</text:span></text:p><text:p><text:span text:style-name="T4">戻り値：なし</text:span></text:p><text:p><text:span text:style-name="T4"/></text:p><text:p><text:span text:style-name="T4">ファイル名：</text:span><text:span text:style-name="T4">function.js</text:span></text:p><text:p><text:span text:style-name="T4">作成日：</text:span><text:span text:style-name="T4">2015.01.13</text:span></text:p><text:p><text:span text:style-name="T4">設計者：</text:span><text:span text:style-name="T4">T.Yamamoto</text:span></text:p><text:p><text:span text:style-name="T4">作成者：</text:span><text:span text:style-name="T4">T.Yamamoto</text:span></text:p><text:p><text:span text:style-name="T4"/></text:p><text:p><text:span text:style-name="T4">パラメータ</text:span></text:p><text:p><text:span text:style-name="T4">var selectValue:</text:span></text:p><text:p><text:span text:style-name="T4">option</text:span><text:span text:style-name="T4">タグの内の文字列を値とする</text:span></text:p><text:p><text:span text:style-name="T4"/></text:p></draw:text-box></draw:frame><draw:line draw:style-name="gr3" draw:text-style-name="P17" svg:x1="10.228cm" svg:y1="1.249cm" svg:x2="10.228cm" svg:y2="2.38cm"><text:p/></draw:line><draw:line draw:style-name="gr4" draw:text-style-name="P17" svg:x1="6.678cm" svg:y1="0.009cm" svg:x2="6.678cm" svg:y2="24.702cm"><text:p/></draw:line><draw:custom-shape draw:style-name="gr5" draw:text-style-name="P17" svg:width="1.25cm" svg:height="1.25cm" svg:x="9.479cm" svg:y="0cm"><text:p text:style-name="P17">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19" svg:width="7.488cm" svg:height="1.749cm" svg:x="7.731cm" svg:y="2.494cm"><text:p text:style-name="P17"><text:span text:style-name="T6">第一引数のセレクターに対して</text:span><text:span text:style-name="T6">addButton</text:span><text:span text:style-name="T6">クラスを持つ</text:span></text:p><text:p text:style-name="P17"><text:span text:style-name="T6">親要素に第二引数の値を</text:span><text:span text:style-name="T6">href</text:span><text:span text:style-name="T6">属性に設定す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7" svg:x1="10.228cm" svg:y1="4.242cm" svg:x2="10.228cm" svg:y2="5.373cm"><text:p/></draw:line><draw:custom-shape draw:style-name="gr5" draw:text-style-name="P17" svg:width="1.25cm" svg:height="1.25cm" svg:x="9.728cm" svg:y="5.489cm"><text:p text:style-name="P17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"><draw:g text:anchor-type="as-char" draw:z-index="2" draw:style-name="gr1"><draw:frame draw:style-name="gr2" draw:text-style-name="P16" svg:width="6.845cm" svg:height="14.555cm" svg:x="0cm" svg:y="0.219cm"><draw:text-box><text:p><text:span text:style-name="T4">Fig4</text:span></text:p><text:p><text:span text:style-name="T4">関数名：</text:span><text:span text:style-name="T4">funcTab</text:span></text:p><text:p><text:span text:style-name="T4">概要：タブ機能を実装する</text:span></text:p><text:p><text:span text:style-name="T4">引数：なし</text:span></text:p><text:p><text:span text:style-name="T4">戻り値：なし</text:span></text:p><text:p><text:span text:style-name="T4"/></text:p><text:p><text:span text:style-name="T4">ファイル名：</text:span><text:span text:style-name="T4">function.js</text:span></text:p><text:p><text:span text:style-name="T4">作成日：</text:span><text:span text:style-name="T4">2015.01.13</text:span></text:p><text:p><text:span text:style-name="T4">設計者：</text:span><text:span text:style-name="T4">T.Yamamoto</text:span></text:p><text:p><text:span text:style-name="T4">作成者：</text:span><text:span text:style-name="T4">T.Yamamoto</text:span></text:p><text:p><text:span text:style-name="T4"/></text:p><text:p><text:span text:style-name="T4">パラメータ</text:span></text:p><text:p><text:span text:style-name="T4">defaultContent</text:span></text:p><text:p><text:span text:style-name="T4">　</text:span><text:span text:style-name="T4">selected</text:span><text:span text:style-name="T4">クラスを持つ要素の</text:span></text:p><text:p><text:span text:style-name="T4">　</text:span><text:span text:style-name="T4">name</text:span><text:span text:style-name="T4">属性の値</text:span></text:p><text:p><text:span text:style-name="T4"/></text:p><text:p><text:span text:style-name="T4">disPlayContent</text:span></text:p><text:p><text:span text:style-name="T4">　クリックされたタブの</text:span><text:span text:style-name="T4">name</text:span><text:span text:style-name="T4">属性の値</text:span></text:p><text:p><text:span text:style-name="T4">　表示するコンテンツを決めるために使う</text:span></text:p><text:p><text:span text:style-name="T4"/></text:p></draw:text-box></draw:frame><draw:line draw:style-name="gr3" draw:text-style-name="P17" svg:x1="10.228cm" svg:y1="1.25cm" svg:x2="10.228cm" svg:y2="2.381cm"><text:p/></draw:line><draw:line draw:style-name="gr4" draw:text-style-name="P17" svg:x1="6.678cm" svg:y1="0.009cm" svg:x2="6.678cm" svg:y2="25.199cm"><text:p/></draw:line><draw:custom-shape draw:style-name="gr5" draw:text-style-name="P17" svg:width="1.25cm" svg:height="1.25cm" svg:x="9.479cm" svg:y="0cm"><text:p text:style-name="P17">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2" draw:text-style-name="P20" svg:width="7.488cm" svg:height="1.248cm" svg:x="7.731cm" svg:y="2.494cm"><text:p text:style-name="P17"><text:span text:style-name="T5">デフォルトのコンテンツを表示するために。</text:span></text:p><text:p text:style-name="P17"><text:span text:style-name="T5">selected</text:span><text:span text:style-name="T5">クラスを持つタブの</text:span><text:span text:style-name="T5">name</text:span><text:span text:style-name="T5">属性を取得し</text:span></text:p><text:p text:style-name="P17"><text:span text:style-name="T5">変数</text:span><text:span text:style-name="T5">defaultContent</text:span><text:span text:style-name="T5">に入れ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7" svg:x1="10.228cm" svg:y1="3.741cm" svg:x2="10.228cm" svg:y2="4.872cm"><text:p/></draw:line><draw:custom-shape draw:style-name="gr5" draw:text-style-name="P17" svg:width="1.25cm" svg:height="1.25cm" svg:x="9.479cm" svg:y="21.213cm"><text:p text:style-name="P17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2" draw:text-style-name="P20" svg:width="7.488cm" svg:height="1.248cm" svg:x="7.731cm" svg:y="4.99cm"><text:p text:style-name="P17"><text:span text:style-name="T5">id</text:span><text:span text:style-name="T5">名が変数</text:span><text:span text:style-name="T5">defaultContent</text:span><text:span text:style-name="T5">の値に対して</text:span></text:p><text:p text:style-name="P17"><text:span text:style-name="T5">display:block</text:span><text:span text:style-name="T5">の</text:span><text:span text:style-name="T5">css</text:span><text:span text:style-name="T5">を追加す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7" svg:x1="10.228cm" svg:y1="6.237cm" svg:x2="10.228cm" svg:y2="7.368cm"><text:p/></draw:line><draw:custom-shape draw:style-name="gr13" draw:text-style-name="P19" svg:width="6.739cm" svg:height="0.999cm" svg:x="7.733cm" svg:y="7.235cm"><text:p text:style-name="P17"><text:span text:style-name="T6">タブがクリックされた</text:span>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line draw:style-name="gr3" draw:text-style-name="P17" svg:x1="10.228cm" svg:y1="8.235cm" svg:x2="10.228cm" svg:y2="9.366cm"><text:p/></draw:line><draw:custom-shape draw:style-name="gr12" draw:text-style-name="P20" svg:width="7.488cm" svg:height="1.248cm" svg:x="7.731cm" svg:y="9.35cm"><text:p text:style-name="P17"><text:span text:style-name="T5">クリックされた要素のクラス名を取得し、</text:span></text:p><text:p text:style-name="P17"><text:span text:style-name="T5">表示するコンテンツの</text:span><text:span text:style-name="T5">id</text:span><text:span text:style-name="T5">名として使うために</text:span></text:p><text:p text:style-name="P17"><text:span text:style-name="T5">変数</text:span><text:span text:style-name="T5">displayContent</text:span><text:span text:style-name="T5">に値を入れ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7" svg:x1="10.228cm" svg:y1="10.597cm" svg:x2="10.228cm" svg:y2="11.728cm"><text:p/></draw:line><draw:custom-shape draw:style-name="gr12" draw:text-style-name="P20" svg:width="7.488cm" svg:height="1.248cm" svg:x="7.731cm" svg:y="11.73cm"><text:p text:style-name="P17"><text:span text:style-name="T5">selected</text:span><text:span text:style-name="T5">クラスを全てのタブから取り除く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7" svg:x1="10.228cm" svg:y1="12.978cm" svg:x2="10.228cm" svg:y2="14.109cm"><text:p/></draw:line><draw:custom-shape draw:style-name="gr12" draw:text-style-name="P20" svg:width="7.488cm" svg:height="1.248cm" svg:x="7.731cm" svg:y="14.093cm"><text:p text:style-name="P17"><text:span text:style-name="T5">クリックされたタブに</text:span><text:span text:style-name="T5">selected</text:span><text:span text:style-name="T5">クラスを付け足す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7" svg:x1="10.228cm" svg:y1="15.341cm" svg:x2="10.228cm" svg:y2="16.472cm"><text:p/></draw:line><draw:custom-shape draw:style-name="gr12" draw:text-style-name="P20" svg:width="7.488cm" svg:height="1.248cm" svg:x="7.731cm" svg:y="16.471cm"><text:p text:style-name="P17"><text:span text:style-name="T5">タブに対応するコンテンツを全て非表示にす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7" svg:x1="10.228cm" svg:y1="17.718cm" svg:x2="10.228cm" svg:y2="18.849cm"><text:p/></draw:line><draw:custom-shape draw:style-name="gr12" draw:text-style-name="P20" svg:width="7.488cm" svg:height="1.248cm" svg:x="7.731cm" svg:y="18.835cm"><text:p text:style-name="P17"><text:span text:style-name="T5">クリックされたタブの</text:span><text:span text:style-name="T5">name</text:span><text:span text:style-name="T5">属性と同じ値を</text:span><text:span text:style-name="T5">id</text:span><text:span text:style-name="T5">名で持つ</text:span></text:p><text:p text:style-name="P17"><text:span text:style-name="T5">コンテンツを画面に表示するようにす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7" svg:x1="10.228cm" svg:y1="20.083cm" svg:x2="10.228cm" svg:y2="21.214cm"><text:p/></draw:line></draw:g></text:p>
      <text:p text:style-name="P1"><draw:g text:anchor-type="as-char" draw:z-index="3" draw:style-name="gr1"><draw:frame draw:style-name="gr2" draw:text-style-name="P16" svg:width="6.845cm" svg:height="14.555cm" svg:x="0cm" svg:y="0.212cm"><draw:text-box><text:p><text:span text:style-name="T4">Fig5</text:span></text:p><text:p><text:span text:style-name="T4">関数名：</text:span><text:span text:style-name="T4">setCalendar</text:span></text:p><text:p><text:span text:style-name="T4">概要：カレンダー機能を実装する</text:span></text:p><text:p><text:span text:style-name="T4">引数：なし</text:span></text:p><text:p><text:span text:style-name="T4">戻り値：なし</text:span></text:p><text:p><text:span text:style-name="T4"/></text:p><text:p><text:span text:style-name="T4">ファイル名：</text:span><text:span text:style-name="T4">function.js</text:span></text:p><text:p><text:span text:style-name="T4">作成日：</text:span><text:span text:style-name="T4">2015.01.16</text:span></text:p><text:p><text:span text:style-name="T4">設計者：</text:span><text:span text:style-name="T4">T.Yamamoto</text:span></text:p><text:p><text:span text:style-name="T4">作成者：</text:span><text:span text:style-name="T4">T.Yamamoto</text:span></text:p><text:p><text:span text:style-name="T4"/></text:p><text:p><text:span text:style-name="T4">パラメータ</text:span></text:p><text:p><text:span text:style-name="T4">カレンダー</text:span><text:span text:style-name="T4">(datepicker)</text:span><text:span text:style-name="T4">の設定</text:span></text:p><text:p><text:span text:style-name="T4">・フォーマットを</text:span><text:span text:style-name="T4">15/05/14</text:span><text:span text:style-name="T4">のようにする</text:span></text:p><text:p><text:span text:style-name="T4">・</text:span><text:span text:style-name="T4">year</text:span><text:span text:style-name="T4">を日本語の「年」で表す</text:span></text:p><text:p><text:span text:style-name="T4">・年の後に月を表示するようにする</text:span></text:p><text:p><text:span text:style-name="T4">・</text:span><text:span text:style-name="T4">month</text:span><text:span text:style-name="T4">を</text:span><text:span text:style-name="T4">1</text:span><text:span text:style-name="T4">月、</text:span><text:span text:style-name="T4">2</text:span><text:span text:style-name="T4">月・・・のように</text:span></text:p><text:p><text:span text:style-name="T4">　日本語表記にする</text:span></text:p></draw:text-box></draw:frame><draw:line draw:style-name="gr4" draw:text-style-name="P17" svg:x1="6.678cm" svg:y1="0.002cm" svg:x2="6.678cm" svg:y2="25.199cm"><text:p/></draw:line><draw:line draw:style-name="gr3" draw:text-style-name="P17" svg:x1="10.228cm" svg:y1="1.249cm" svg:x2="10.228cm" svg:y2="2.38cm"><text:p/></draw:line><draw:custom-shape draw:style-name="gr5" draw:text-style-name="P17" svg:width="1.25cm" svg:height="1.25cm" svg:x="9.479cm" svg:y="0cm"><text:p text:style-name="P17">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2" draw:text-style-name="P20" svg:width="7.488cm" svg:height="1.248cm" svg:x="7.731cm" svg:y="2.494cm"><text:p text:style-name="P17"><text:span text:style-name="T5">datebo</text:span><text:span text:style-name="T5">クラスに対して</text:span><text:span text:style-name="T5">datepicker</text:span><text:span text:style-name="T5">の</text:span></text:p><text:p text:style-name="P17"><text:span text:style-name="T5">設定をし、カレンダー機能を実装す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7" svg:x1="10.228cm" svg:y1="3.741cm" svg:x2="10.228cm" svg:y2="4.872cm"><text:p/></draw:line><draw:custom-shape draw:style-name="gr5" draw:text-style-name="P17" svg:width="1.25cm" svg:height="1.25cm" svg:x="9.728cm" svg:y="4.988cm"><text:p text:style-name="P17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"><draw:g text:anchor-type="as-char" draw:z-index="4" draw:style-name="gr1"><draw:frame draw:style-name="gr2" draw:text-style-name="P16" svg:width="6.845cm" svg:height="14.555cm" svg:x="0cm" svg:y="0.226cm"><draw:text-box><text:p><text:span text:style-name="T4">Fig6</text:span></text:p><text:p><text:span text:style-name="T4">関数名：</text:span><text:span text:style-name="T4">setName</text:span></text:p><text:p><text:span text:style-name="T4">概要：</text:span><text:span text:style-name="T4">databox</text:span><text:span text:style-name="T4">クラスに</text:span><text:span text:style-name="T4">name</text:span><text:span text:style-name="T4">属性を設定する</text:span></text:p><text:p><text:span text:style-name="T4">引数：</text:span></text:p><text:p><text:span text:style-name="T4">targetArray : </text:span></text:p><text:p><text:span text:style-name="T4">　</text:span><text:span text:style-name="T4">name</text:span><text:span text:style-name="T4">属性を設定するための値が</text:span></text:p><text:p><text:span text:style-name="T4">　入っている連想配列</text:span></text:p><text:p><text:span text:style-name="T4">戻り値：なし</text:span></text:p><text:p><text:span text:style-name="T4"/></text:p><text:p><text:span text:style-name="T4">ファイル名：</text:span><text:span text:style-name="T4">function.js</text:span></text:p><text:p><text:span text:style-name="T4">作成日：</text:span><text:span text:style-name="T4">2015.01.15</text:span></text:p><text:p><text:span text:style-name="T4">設計者：</text:span><text:span text:style-name="T4">T.Yamamoto</text:span></text:p><text:p><text:span text:style-name="T4">作成者：</text:span><text:span text:style-name="T4">T.Yamamoto</text:span></text:p><text:p><text:span text:style-name="T4"/></text:p><text:p><text:span text:style-name="T4"/></text:p><text:p><text:span text:style-name="T4">パラメータ</text:span></text:p><text:p><text:span text:style-name="T4">var label</text:span></text:p><text:p><text:span text:style-name="T4"><text:s text:c="2"/></text:span><text:span text:style-name="T4">databox</text:span><text:span text:style-name="T4">クラスの画面に</text:span></text:p><text:p><text:span text:style-name="T4">　表示される文字列の値</text:span></text:p><text:p><text:span text:style-name="T4"/></text:p></draw:text-box></draw:frame><draw:line draw:style-name="gr4" draw:text-style-name="P17" svg:x1="6.678cm" svg:y1="0.016cm" svg:x2="6.678cm" svg:y2="25.197cm"><text:p/></draw:line><draw:line draw:style-name="gr3" draw:text-style-name="P17" svg:x1="10.228cm" svg:y1="1.249cm" svg:x2="10.228cm" svg:y2="2.38cm"><text:p/></draw:line><draw:custom-shape draw:style-name="gr5" draw:text-style-name="P17" svg:width="1.25cm" svg:height="1.25cm" svg:x="9.479cm" svg:y="0cm"><text:p text:style-name="P17">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svg:width="5.492cm" svg:height="1.248cm" svg:x="7.731cm" svg:y="2.483cm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14" draw:text-style-name="P18" svg:width="3.744cm" svg:height="0.828cm" svg:x="8.731cm" svg:y="2.993cm"><draw:text-box><text:p><text:span text:style-name="T5">databox</text:span><text:span text:style-name="T5">クラスを走査する</text:span></text:p></draw:text-box></draw:frame><draw:line draw:style-name="gr3" draw:text-style-name="P17" svg:x1="10.228cm" svg:y1="3.742cm" svg:x2="10.228cm" svg:y2="4.873cm"><text:p/></draw:line><draw:custom-shape draw:style-name="gr8" draw:text-style-name="P19" svg:width="5.991cm" svg:height="1.248cm" svg:x="7.731cm" svg:y="4.992cm"><text:p text:style-name="P17"><text:span text:style-name="T6">.databox</text:span><text:span text:style-name="T6">の画面に表示される文字列を</text:span></text:p><text:p text:style-name="P17"><text:span text:style-name="T6">取得し、</text:span><text:span text:style-name="T6">label</text:span><text:span text:style-name="T6">に入れ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7" svg:x1="10.228cm" svg:y1="6.239cm" svg:x2="10.228cm" svg:y2="7.37cm"><text:p/></draw:line><draw:custom-shape draw:style-name="gr8" draw:text-style-name="P20" svg:width="5.991cm" svg:height="1.248cm" svg:x="7.731cm" svg:y="7.488cm"><text:p text:style-name="P17"><text:span text:style-name="T5">取得した文字列を第一引数の連想配列の</text:span></text:p><text:p text:style-name="P17"><text:span text:style-name="T5">key</text:span><text:span text:style-name="T5">として</text:span><text:span text:style-name="T5">name</text:span><text:span text:style-name="T5">属性に値を入れ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7" svg:x1="10.228cm" svg:y1="8.737cm" svg:x2="10.228cm" svg:y2="9.868cm"><text:p/></draw:line><draw:custom-shape draw:style-name="gr9" draw:text-style-name="P19" svg:width="5.492cm" svg:height="1.248cm" svg:x="7.731cm" svg:y="9.984cm"><text:p text:style-name="P17"><text:span text:style-name="T6">ループの終わり</text:span></text:p>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17" svg:x1="10.228cm" svg:y1="11.232cm" svg:x2="10.228cm" svg:y2="12.363cm"><text:p/></draw:line><draw:custom-shape draw:style-name="gr5" draw:text-style-name="P17" svg:width="1.25cm" svg:height="1.25cm" svg:x="9.728cm" svg:y="12.478cm"><text:p text:style-name="P17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ＭＳ 明朝" svg:font-family="'ＭＳ 明朝'" style:font-family-generic="roman"/>
    <style:font-face style:name="MS  Pゴシック" svg:font-family="'MS  Pゴシック'" style:font-family-generic="swiss"/>
    <style:font-face style:name="メイリオ2" svg:font-family="メイリオ" style:font-pitch="variable"/>
    <style:font-face style:name="Liberation Serif1" svg:font-family="'Liberation Serif'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ゴシック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MS  Pゴシック1" svg:font-family="'MS  Pゴシック'" style:font-family-generic="swiss" style:font-pitch="variable"/>
    <style:font-face style:name="ＭＳ Ｐ明朝2" svg:font-family="'ＭＳ Ｐ明朝'" style:font-family-generic="swiss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1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_3f__3f_" style:display-name="??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shadow="none" style:writing-mode="lr-tb"/>
      <style:text-properties fo:color="#000000" style:text-outline="false" style:text-line-through-style="none" style:text-line-through-type="none" style:font-name="メイリオ" fo:font-family="メイリオ" style:font-style-name="レギュラー" style:font-family-generic="modern" style:font-pitch="variable" fo:font-size="9pt" fo:font-style="normal" fo:text-shadow="none" style:text-underline-style="none" fo:font-weight="normal" style:letter-kerning="true" style:font-name-asian="メイリオ" style:font-family-asian="メイリオ" style:font-style-name-asian="レギュラー" style:font-family-generic-asian="modern" style:font-pitch-asian="variable" style:font-size-asian="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  <style:footer-left>
        <text:p text:style-name="MP1"><text:page-number text:select-page="current">6</text:page-number></text:p>
      </style:footer-lef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21:04:39.274000000</meta:creation-date>
    <dc:date>2015-05-25T20:01:13.163699000</dc:date>
    <meta:editing-duration>PT1H7M45S</meta:editing-duration>
    <meta:editing-cycles>11</meta:editing-cycles>
    <meta:generator>LibreOffice/4.3.2.2$MacOSX_X86_64 LibreOffice_project/edfb5295ba211bd31ad47d0bad0118690f76407d</meta:generator>
    <meta:document-statistic meta:table-count="0" meta:image-count="0" meta:object-count="0" meta:page-count="8" meta:paragraph-count="15" meta:word-count="77" meta:character-count="97" meta:non-whitespace-character-count="95"/>
  </office:meta>
</office:document-meta>
</file>